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stem-ui" svg:font-family="system-ui, apple-system, 'Segoe UI', Roboto, Ubuntu, Cantarell, 'Noto Sans', sans-serif, Arial"/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1eb455" officeooo:paragraph-rsid="001eb455"/>
    </style:style>
    <style:style style:name="P2" style:family="paragraph" style:parent-style-name="Standard">
      <style:text-properties officeooo:paragraph-rsid="001eb455"/>
    </style:style>
    <style:style style:name="P3" style:family="paragraph" style:parent-style-name="Standard" style:master-page-name="Standard">
      <style:paragraph-properties fo:line-height="100%" style:page-number="auto"/>
      <style:text-properties officeooo:paragraph-rsid="001eb455"/>
    </style:style>
    <style:style style:name="P4" style:family="paragraph" style:parent-style-name="Text_20_body">
      <style:paragraph-properties fo:margin-left="0in" fo:margin-right="0in" fo:margin-top="0in" fo:margin-bottom="0.1965in" style:contextual-spacing="false" fo:line-height="240%" fo:orphans="2" fo:widows="2" fo:text-indent="0in" style:auto-text-indent="false"/>
      <style:text-properties fo:font-variant="normal" fo:text-transform="none" fo:color="#000000" loext:opacity="100%" style:font-name="system-ui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.1965in" style:contextual-spacing="false" fo:line-height="240%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.1965in" style:contextual-spacing="false" fo:line-height="240%" fo:text-align="start" style:justify-single-word="false" fo:orphans="2" fo:widows="2" fo:text-indent="0in" style:auto-text-indent="false" style:writing-mode="lr-tb"/>
    </style:style>
    <style:style style:name="T1" style:family="text">
      <style:text-properties officeooo:rsid="001eb455"/>
    </style:style>
    <style:style style:name="T2" style:family="text">
      <style:text-properties fo:font-variant="normal" fo:text-transform="none" fo:color="#000000" loext:opacity="100%" style:font-name="system-ui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system-ui" fo:font-size="12pt" fo:letter-spacing="normal" fo:font-style="normal" fo:font-weight="bold"/>
    </style:style>
    <style:style style:name="T4" style:family="text">
      <style:text-properties fo:font-variant="normal" fo:text-transform="none" fo:color="#555555" loext:opacity="100%" style:font-name="system-ui" fo:font-size="12pt" fo:letter-spacing="normal" fo:font-style="normal" fo:font-weight="normal"/>
    </style:style>
    <style:style style:name="T5" style:family="text">
      <style:text-properties fo:font-variant="normal" fo:text-transform="none" fo:color="#555555" loext:opacity="100%" style:font-name="system-ui" fo:font-size="12pt" fo:letter-spacing="normal" fo:font-style="normal" fo:font-weight="bold"/>
    </style:style>
    <style:style style:name="T6" style:family="text">
      <style:text-properties fo:font-variant="normal" fo:text-transform="none" fo:color="#555555" loext:opacity="100%" style:font-name="system-ui" fo:font-size="12pt" fo:letter-spacing="normal" fo:font-style="italic" fo:font-weight="normal"/>
    </style:style>
    <style:style style:name="T7" style:family="text">
      <style:text-properties fo:font-variant="normal" fo:text-transform="none" fo:color="#4a4a4a" loext:opacity="100%" style:font-name="system-ui" fo:font-size="12pt" fo:letter-spacing="normal" fo:font-style="normal" fo:font-weight="normal" fo:background-color="transparent" loext:char-shading-value="0"/>
    </style:style>
    <style:style style:name="T8" style:family="text">
      <style:text-properties fo:color="#000000" loext:opacity="100%" style:font-name="system-ui" fo:font-size="12pt" style:font-size-asian="14pt" style:font-name-complex="Times New Roman"/>
    </style:style>
    <style:style style:name="T9" style:family="text">
      <style:text-properties fo:font-weight="bold"/>
    </style:style>
    <style:style style:name="T10" style:family="text">
      <style:text-properties fo:color="#555555" loext:opacity="100%"/>
    </style:style>
    <style:style style:name="T11" style:family="text">
      <style:text-properties fo:color="#555555" loext:opacity="100%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<text:span text:style-name="T1">enesis</text:span> <text:span text:style-name="T3">1</text:span><text:span text:style-name="T2">·In the beginning </text:span><text:span text:style-name="T4">[</text:span><text:span text:style-name="T6">or </text:span><text:span text:style-name="T4">In the beginning when] </text:span><text:span text:style-name="T2">God created </text:span><text:span text:style-name="T4">[</text:span><text:span text:style-name="T5">C </text:span><text:span text:style-name="T4">this Hebrew verb is used only when God is the one creating] </text:span><text:span text:style-name="T2">the ·sky </text:span><text:span text:style-name="T4">[heavens] </text:span><text:span text:style-name="T2">and the earth. </text:span><text:bookmark text:name="en-EXB-2"/><text:span text:style-name="T3">2 </text:span><text:span text:style-name="T2">·The </text:span><text:span text:style-name="T4">[</text:span><text:span text:style-name="T6">or</text:span><text:span text:style-name="T4">…the] </text:span><text:span text:style-name="T2">earth ·had no form and was empty </text:span><text:span text:style-name="T4">[</text:span><text:span text:style-name="T6">or </text:span><text:span text:style-name="T4">was a formless void]</text:span><text:span text:style-name="T2">. Darkness covered the ·ocean  </text:span><text:span text:style-name="T4">[deep]</text:span><text:span text:style-name="T2">, and ·God’s Spirit </text:span><text:span text:style-name="T4">[</text:span><text:span text:style-name="T6">or </text:span><text:span text:style-name="T4">a mighty wind] </text:span><text:span text:style-name="T2">was ·moving </text:span><text:span text:style-name="T4">[hovering] </text:span><text:span text:style-name="T2">over the water. </text:span><text:bookmark text:name="en-EXB-3"/><text:span text:style-name="T3">3 </text:span><text:span text:style-name="T2">Then God said, “Let there be light,” and there was light. </text:span><text:bookmark text:name="en-EXB-4"/><text:span text:style-name="T3">4 </text:span><text:span text:style-name="T2">God saw that the light was good, so he ·divided </text:span><text:span text:style-name="T4">[separated] </text:span><text:span text:style-name="T2">the light from the darkness. </text:span><text:bookmark text:name="en-EXB-5"/><text:span text:style-name="T3">5 </text:span><text:span text:style-name="T2">God ·named </text:span><text:span text:style-name="T4">[called] </text:span><text:span text:style-name="T2">the light “day” and the darkness “night.” ·Evening passed, and morning came  </text:span><text:span text:style-name="T4">[</text:span><text:span text:style-name="T5">L </text:span><text:span text:style-name="T4">There was evening and there was morning; </text:span><text:span text:style-name="T5">C </text:span><text:span text:style-name="T4">in the OT a day begins at nightfall]</text:span><text:span text:style-name="T2">. This was the first day. </text:span><text:bookmark text:name="en-EXB-6"/><text:span text:style-name="T3">6 </text:span><text:span text:style-name="T2">Then God said, “Let there be ·something to divide the water in two </text:span><text:span text:style-name="T4">[</text:span><text:span text:style-name="T5">L </text:span><text:span text:style-name="T4">a <text:s/>firmament/dome/expanse in the midst of the waters to separate/divide the waters from the waters]</text:span><text:span text:style-name="T2">.” </text:span><text:bookmark text:name="en-EXB-7"/><text:span text:style-name="T3">7 </text:span><text:span text:style-name="T2">So God made the ·air  </text:span><text:span text:style-name="T4">[</text:span><text:span text:style-name="T5">L </text:span><text:span text:style-name="T4">firmament; dome; expanse; </text:span><text:span text:style-name="T5">C </text:span><text:span text:style-name="T4">rain clouds] </text:span><text:span text:style-name="T2">and placed some of the water above the ·air </text:span><text:span text:style-name="T4">[</text:span><text:span text:style-name="T5">L </text:span><text:span text:style-name="T4">firmament; dome; expanse] </text:span><text:span text:style-name="T2">and some below it  </text:span><text:span text:style-name="T4">[</text:span><text:span text:style-name="T5">C </text:span><text:span text:style-name="T4">referring to the rain and the oceans, lakes, and rivers]</text:span><text:span text:style-name="T2">.</text:span><text:bookmark text:name="en-EXB-8"/><text:span text:style-name="T2"> </text:span><text:span text:style-name="T3">8 </text:span><text:span text:style-name="T2">God ·named </text:span><text:span text:style-name="T4">[called] </text:span><text:span text:style-name="T2">the ·air </text:span><text:span text:style-name="T4">[</text:span><text:span text:style-name="T5">L </text:span><text:span text:style-name="T4">firmament/dome/expanse] </text:span><text:span text:style-name="T2">“·sky </text:span><text:span text:style-name="T4">[heaven]</text:span><text:span text:style-name="T2">.” Evening passed, and morning came </text:span><text:span text:style-name="T4">[</text:span><text:a xlink:type="simple" xlink:href="https://www.biblegateway.com/passage/?search=Gen.1.5&amp;version=EXB" text:style-name="Internet_20_link" text:visited-style-name="Visited_20_Internet_20_Link"><text:span text:style-name="T7">1:5</text:span></text:a><text:span text:style-name="T4">]</text:span><text:span text:style-name="T2">. This was the second day.</text:span></text:p>
      <text:p text:style-name="P6"><text:bookmark text:name="en-EXB-9"/><text:span text:style-name="T3">9 </text:span><text:span text:style-name="T2">Then God said, “Let the water under the ·sky </text:span><text:span text:style-name="T4">[heavens] </text:span><text:span text:style-name="T2">be gathered </text:span><text:span text:style-name="T8">together so the dry land will appear.” And it happened. </text:span><text:bookmark text:name="en-EXB-10"/><text:span text:style-name="T8">10 God </text:span><text:span text:style-name="T2">·named </text:span><text:span text:style-name="T4">[called] </text:span><text:span text:style-name="T2">the dry land “earth” and </text:span><text:span text:style-name="T4">[</text:span><text:span text:style-name="T5">L </text:span><text:span text:style-name="T4">he called] </text:span><text:span text:style-name="T2">the water that was gathered together “seas.” God saw that this was good.</text:span></text:p>
      <text:p text:style-name="P5"><text:bookmark text:name="en-EXB-11"/><text:soft-page-break/><text:span text:style-name="T3">11 </text:span><text:span text:style-name="T2">Then God said, “Let the earth produce ·plants </text:span><text:span text:style-name="T4">[vegetation]</text:span><text:span text:style-name="T2">—some to make grain for seeds and ·others to make fruits with seeds in them. Every seed will produce more of its own kind of plant </text:span><text:span text:style-name="T4">[</text:span><text:span text:style-name="T5">L </text:span><text:span text:style-name="T4">fruit trees on earth bearing fruit according to its own kind/species that has seed in them]</text:span><text:span text:style-name="T2">.” And it happened. </text:span><text:bookmark text:name="en-EXB-12"/><text:span text:style-name="T3">12 </text:span><text:span text:style-name="T2">The earth ·produced  </text:span><text:span text:style-name="T4">[brought forth] </text:span><text:span text:style-name="T2">plants with grain for seeds and trees that made fruits with seeds in them. ·Each seed grew its own kind of plant </text:span><text:span text:style-name="T4">[</text:span><text:span text:style-name="T5">L </text:span><text:span text:style-name="T4">…according to its kind/species]</text:span><text:span text:style-name="T2">. God saw that all this was good. </text:span><text:bookmark text:name="en-EXB-13"/><text:span text:style-name="T3">13 </text:span><text:span text:style-name="T2">Evening passed, and morning came </text:span><text:span text:style-name="T4">[</text:span><text:a xlink:type="simple" xlink:href="https://www.biblegateway.com/passage/?search=Gen.1.5&amp;version=EXB" text:style-name="Internet_20_link" text:visited-style-name="Visited_20_Internet_20_Link"><text:span text:style-name="T7">1:5</text:span></text:a><text:span text:style-name="T4">]</text:span><text:span text:style-name="T2">. This was the third day.</text:span></text:p>
      <text:p text:style-name="P5"><text:bookmark text:name="en-EXB-14"/><text:span text:style-name="T3">14 </text:span><text:span text:style-name="T2">Then God said, “Let there be lights in the ·sky </text:span><text:span text:style-name="T4">[</text:span><text:span text:style-name="T5">L </text:span><text:span text:style-name="T4">firmament/dome/expanse of the heavens] </text:span><text:span text:style-name="T2">to ·separate </text:span><text:span text:style-name="T4">[divide] </text:span><text:span text:style-name="T2">day from night. ·These lights will be used for </text:span><text:span text:style-name="T4">[</text:span><text:span text:style-name="T5">L </text:span><text:span text:style-name="T4">They will be] </text:span><text:span text:style-name="T2">signs, seasons, days, and years. </text:span><text:bookmark text:name="en-EXB-15"/><text:span text:style-name="T3">15 </text:span><text:span text:style-name="T2">They will be in the ·sky </text:span><text:soft-page-break/><text:span text:style-name="T4">[</text:span><text:span text:style-name="T5">L </text:span><text:span text:style-name="T4">firmament/dome/expanse] </text:span><text:span text:style-name="T2">to give light to the earth.” And it happened. </text:span><text:bookmark text:name="en-EXB-16"/><text:span text:style-name="T3">16 </text:span><text:span text:style-name="T2">So God made the two ·large </text:span><text:span text:style-name="T4">[great] </text:span><text:span text:style-name="T2">lights. He made the ·brighter </text:span><text:span text:style-name="T4">[</text:span><text:span text:style-name="T5">L </text:span><text:span text:style-name="T4">greater] </text:span><text:span text:style-name="T2">light to rule the day and made the ·smaller </text:span><text:span text:style-name="T4">[lesser] </text:span><text:span text:style-name="T2">light to rule the night. ·He also made the stars </text:span><text:span text:style-name="T4">[</text:span><text:span text:style-name="T5">L </text:span><text:span text:style-name="T4">…and the stars]</text:span><text:span text:style-name="T2">. </text:span><text:bookmark text:name="en-EXB-17"/><text:span text:style-name="T3">17 </text:span><text:span text:style-name="T2">God put all these in the sky to shine on the earth,</text:span><text:bookmark text:name="en-EXB-18"/><text:span text:style-name="T2"> </text:span><text:span text:style-name="T3">18 </text:span><text:span text:style-name="T2">to rule over the day and over the night, and to ·separate </text:span><text:span text:style-name="T4">[divide] </text:span><text:span text:style-name="T2">the light from the darkness. God saw that all these things were good. </text:span><text:bookmark text:name="en-EXB-19"/><text:span text:style-name="T3">19 </text:span><text:span text:style-name="T2">Evening passed, and morning came </text:span><text:span text:style-name="T4">[</text:span><text:a xlink:type="simple" xlink:href="https://www.biblegateway.com/passage/?search=Gen.1.5&amp;version=EXB" text:style-name="Internet_20_link" text:visited-style-name="Visited_20_Internet_20_Link"><text:span text:style-name="T7">1:5</text:span></text:a><text:span text:style-name="T4">]</text:span><text:span text:style-name="T2">. This was the fourth day.</text:span></text:p>
      <text:p text:style-name="P4"><text:bookmark text:name="en-EXB-20"/><text:span text:style-name="T9">20 </text:span>Then God said, “Let the water ·be filled with living things <text:span text:style-name="T10">[</text:span><text:span text:style-name="T11">L </text:span><text:span text:style-name="T10">swarm with living creatures]</text:span>, and let birds fly in the ·air <text:span text:style-name="T10">[</text:span><text:span text:style-name="T11">L </text:span><text:span text:style-name="T10">firmament/dome/expanse] </text:span>above the earth.”</text:p>
      <text:p text:style-name="P5"><text:bookmark text:name="en-EXB-21"/><text:span text:style-name="T3">21 </text:span><text:span text:style-name="T2">So God created </text:span><text:span text:style-name="T4">[</text:span><text:a xlink:type="simple" xlink:href="https://www.biblegateway.com/passage/?search=Gen.1.1&amp;version=EXB" text:style-name="Internet_20_link" text:visited-style-name="Visited_20_Internet_20_Link"><text:span text:style-name="T7">1:1</text:span></text:a><text:span text:style-name="T4">] </text:span><text:span text:style-name="T2">the large sea ·animals </text:span><text:span text:style-name="T4">[</text:span><text:span text:style-name="T6">or </text:span><text:span text:style-name="T4">monsters] </text:span><text:span text:style-name="T2">and every living thing that ·moves </text:span><text:span text:style-name="T4">[</text:span><text:span text:style-name="T5">L </text:span><text:span text:style-name="T4">swarms]</text:span><text:span text:style-name="T2"> in the sea. The sea is filled </text:span><text:soft-page-break/><text:span text:style-name="T2">with these living things, with each one ·producing more of its own kind </text:span><text:span text:style-name="T4">[</text:span><text:span text:style-name="T5">L </text:span><text:span text:style-name="T4">according to its kind/species]</text:span><text:span text:style-name="T2">. He also ·made </text:span><text:span text:style-name="T4">[</text:span><text:span text:style-name="T6">or</text:span><text:span text:style-name="T4"> created; </text:span><text:a xlink:type="simple" xlink:href="https://www.biblegateway.com/passage/?search=Gen.1.1&amp;version=EXB" text:style-name="Internet_20_link" text:visited-style-name="Visited_20_Internet_20_Link"><text:span text:style-name="T7">1:1</text:span></text:a><text:span text:style-name="T4">]</text:span><text:span text:style-name="T2"> every bird that flies, and each bird ·produced more of its own kind </text:span><text:span text:style-name="T4">[</text:span><text:span text:style-name="T5">L </text:span><text:span text:style-name="T4">according to its kind/species]</text:span><text:span text:style-name="T2">. God saw that this was good. </text:span><text:bookmark text:name="en-EXB-22"/><text:span text:style-name="T3">22 </text:span><text:span text:style-name="T2">God blessed them and said, “·Have many young ones so that you may grow in number </text:span><text:span text:style-name="T4">[</text:span><text:span text:style-name="T5">T </text:span><text:span text:style-name="T4">Be fruitful and multiply]</text:span><text:span text:style-name="T2">. ·Fill </text:span><text:span text:style-name="T4">[…and fill]</text:span><text:span text:style-name="T2"> the water of the seas, and let the birds ·grow in number </text:span><text:span text:style-name="T4">[multiply]</text:span><text:span text:style-name="T2"> on the earth.” </text:span><text:bookmark text:name="en-EXB-23"/><text:span text:style-name="T3">23 </text:span><text:span text:style-name="T2">Evening passed, and morning came </text:span><text:span text:style-name="T4">[</text:span><text:a xlink:type="simple" xlink:href="https://www.biblegateway.com/passage/?search=Gen.1.5&amp;version=EXB" text:style-name="Internet_20_link" text:visited-style-name="Visited_20_Internet_20_Link"><text:span text:style-name="T7">1:5</text:span></text:a><text:span text:style-name="T4">]</text:span><text:span text:style-name="T2">. This was the fifth day.</text:span></text:p>
      <text:p text:style-name="P4"><text:bookmark text:name="en-EXB-24"/><text:span text:style-name="T9">24 </text:span>Then God said, “Let the earth be filled with ·animals <text:span text:style-name="T10">[living creatures]</text:span>, ·each producing more of its own kind <text:span text:style-name="T10">[</text:span><text:span text:style-name="T11">L </text:span><text:span text:style-name="T10">according to their kind/species]</text:span>. Let there be ·tame animals <text:span text:style-name="T10">[beasts; livestock]</text:span> and small <text:soft-page-break/>crawling animals and wild animals, ·and let each produce more of its kind <text:span text:style-name="T10">[</text:span><text:span text:style-name="T11">L </text:span><text:span text:style-name="T10">according to their kind/species]</text:span>.” And it happened.</text:p>
      <text:p text:style-name="P4"><text:bookmark text:name="en-EXB-25"/><text:span text:style-name="T9">25 </text:span>So God made the wild animals, the ·tame animals <text:span text:style-name="T10">[beasts; livestock]</text:span>, and all the small crawling animals ·to produce more of their own kind <text:span text:style-name="T10">[</text:span><text:span text:style-name="T11">L </text:span><text:span text:style-name="T10">according to their kind/species]</text:span>. God saw that this was good.</text:p>
      <text:p text:style-name="P4"><text:bookmark text:name="en-EXB-26"/><text:span text:style-name="T9">26 </text:span>Then God said, “Let us make human beings in our image and likeness. And let them ·rule <text:span text:style-name="T10">[</text:span><text:span text:style-name="T11">T </text:span><text:span text:style-name="T10">have dominion]</text:span> over the fish in the sea and the birds in the ·sky <text:span text:style-name="T10">[heavens]</text:span>, over the ·tame animals <text:span text:style-name="T10">[beasts; livestock]</text:span>, over all the earth, and over all the small crawling animals on the earth.”</text:p>
      <text:p text:style-name="P5"><text:bookmark text:name="en-EXB-27"/><text:soft-page-break/><text:span text:style-name="T3">27 </text:span><text:span text:style-name="T2">So God created </text:span><text:span text:style-name="T4">[</text:span><text:a xlink:type="simple" xlink:href="https://www.biblegateway.com/passage/?search=Gen.1.1&amp;version=EXB" text:style-name="Internet_20_link" text:visited-style-name="Visited_20_Internet_20_Link"><text:span text:style-name="T7">1:1</text:span></text:a><text:span text:style-name="T4">]</text:span><text:span text:style-name="T2"> ·human beings </text:span><text:span text:style-name="T4">[</text:span><text:span text:style-name="T5">T </text:span><text:span text:style-name="T4">man; </text:span><text:span text:style-name="T5">C </text:span><text:span text:style-name="T4">the Hebrew </text:span><text:span text:style-name="T6">adam</text:span><text:span text:style-name="T4"> can mean human beings, humankind, person, man, or the proper name Adam]</text:span><text:span text:style-name="T2"> in his image </text:span><text:span text:style-name="T4">[</text:span><text:span text:style-name="T5">C </text:span><text:span text:style-name="T4">reflecting God’s nature/character and representing him in the world]</text:span><text:span text:style-name="T2">. In the image of God he created them. He created them male and female. </text:span><text:bookmark text:name="en-EXB-28"/><text:span text:style-name="T3">28 </text:span><text:span text:style-name="T2">God blessed them and said </text:span><text:span text:style-name="T4">[</text:span><text:span text:style-name="T5">L </text:span><text:span text:style-name="T4">to them]</text:span><text:span text:style-name="T2">, “·Have many children and grow in number </text:span><text:span text:style-name="T4">[</text:span><text:span text:style-name="T5">T </text:span><text:span text:style-name="T4">Be fruitful and multiply]</text:span><text:span text:style-name="T2">. ·Fill </text:span><text:span text:style-name="T4">[…and fill]</text:span><text:span text:style-name="T2"> the earth and ·be its master </text:span><text:span text:style-name="T4">[subdue it]</text:span><text:span text:style-name="T2">. ·Rule </text:span><text:span text:style-name="T4">[</text:span><text:span text:style-name="T5">T </text:span><text:span text:style-name="T4">Have dominion]</text:span><text:span text:style-name="T2"> over the fish in the sea and over the birds in the ·sky </text:span><text:span text:style-name="T4">[heavens]</text:span><text:span text:style-name="T2"> and over every living thing that moves on the earth.”</text:span></text:p>
      <text:p text:style-name="P5"><text:bookmark text:name="en-EXB-29"/><text:span text:style-name="T3">29 </text:span><text:span text:style-name="T2">God said, “Look, I have given you all the plants that have grain for seeds </text:span><text:span text:style-name="T4">[</text:span><text:span text:style-name="T5">L </text:span><text:span text:style-name="T4">on the face of the earth]</text:span><text:span text:style-name="T2"> and all the trees whose fruits have seeds in them. They will be food for you. </text:span><text:bookmark text:name="en-EXB-30"/><text:span text:style-name="T3">30 </text:span><text:span text:style-name="T2">I have given all the </text:span><text:soft-page-break/><text:span text:style-name="T2">green plants as food for every wild animal, every bird of the ·air </text:span><text:span text:style-name="T4">[sky; heavens]</text:span><text:span text:style-name="T2">, and every small ·crawling </text:span><text:span text:style-name="T4">[creeping]</text:span><text:span text:style-name="T2"> animal.” And it happened. </text:span><text:bookmark text:name="en-EXB-31"/><text:span text:style-name="T3">31 </text:span><text:span text:style-name="T2">God looked at everything he had made, and it was ·very </text:span><text:span text:style-name="T4">[exceedingly]</text:span><text:span text:style-name="T2"> good. Evening passed, and morning came </text:span><text:span text:style-name="T4">[</text:span><text:a xlink:type="simple" xlink:href="https://www.biblegateway.com/passage/?search=Gen.1.5&amp;version=EXB" text:style-name="Internet_20_link" text:visited-style-name="Visited_20_Internet_20_Link"><text:span text:style-name="T7">1:5</text:span></text:a><text:span text:style-name="T4">]</text:span><text:span text:style-name="T2">. This was the sixth day.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stem-ui" svg:font-family="system-ui, apple-system, 'Segoe UI', Roboto, Ubuntu, Cantarell, 'Noto Sans', sans-serif, Arial"/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Garamond" fo:font-family="Garamond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default-outline-level="" style:class="text">
      <style:paragraph-properties fo:margin-top="0in" fo:margin-bottom="0.1571in" style:contextual-spacing="false"/>
      <style:text-properties fo:font-size="14pt" style:font-size-asian="14pt" style:font-name-complex="Times New Roman" style:font-family-complex="'Times New Roman'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000000" loext:opacity="100%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hyphenation-ladder-count="no-limit" fo:keep-with-next="always"/>
      <style:text-properties fo:font-size="16pt" fo:font-weight="bold" style:font-name-asian="F" style:font-family-generic-asian="system" style:font-pitch-asian="variable" style:font-size-asian="16pt" style:language-asian="ar" style:country-asian="SA" style:font-weight-asian="bold" style:font-name-complex="F" style:font-family-generic-complex="system" style:font-pitch-complex="variable" style:font-size-complex="14pt" style:font-style-complex="italic" style:font-weight-complex="bold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style:contextual-spacing="false" fo:hyphenation-ladder-count="no-limit" fo:keep-with-next="always"/>
      <style:text-properties fo:font-size="14pt" fo:font-weight="bold" style:font-name-asian="F" style:font-family-generic-asian="system" style:font-pitch-asian="variable" style:font-size-asian="14pt" style:language-asian="ar" style:country-asian="SA" style:font-weight-asian="bold" style:font-name-complex="F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5346in" style:type="center"/>
          <style:tab-stop style:position="5.0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5346in" style:type="center"/>
          <style:tab-stop style:position="5.0701in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Garamond" fo:font-family="Garamond" style:font-family-generic="roman" style:font-pitch="variable" fo:font-size="16pt" fo:font-weight="bold" style:font-name-asian="F" style:font-family-generic-asian="system" style:font-pitch-asian="variable" style:font-size-asian="16pt" style:language-asian="ar" style:country-asian="SA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Garamond" fo:font-family="Garamond" style:font-family-generic="roman" style:font-pitch="variable" fo:font-size="14pt" fo:font-weight="bold" style:font-name-asian="F" style:font-family-generic-asian="system" style:font-pitch-asian="variable" style:font-size-asian="14pt" style:language-asian="ar" style:country-asian="SA" style:font-weight-asian="bold" style:font-name-complex="F" style:font-family-generic-complex="system" style:font-pitch-complex="variable" style:font-size-complex="13pt" style:font-weight-complex="bold"/>
    </style:style>
    <style:style style:name="Body_20_Text_20_Char" style:display-name="Body Text Char" style:family="text">
      <style:text-properties fo:font-size="14pt" style:font-size-asian="14pt" style:font-name-complex="Times New Roman" style:font-family-complex="'Times New Roman'" style:font-family-generic-complex="system" style:font-pitch-complex="variable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1_20_Char" style:display-name="Heading 1 Char" style:family="text" style:parent-style-name="Default_20_Paragraph_20_Font">
      <style:text-properties fo:color="#000000" loext:opacity="100%" style:font-name="Garamond" fo:font-family="Garamond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eb455" officeooo:paragraph-rsid="001eb455"/>
    </style:style>
    <style:style style:name="MT1" style:family="text">
      <style:text-properties fo:font-variant="normal" fo:text-transform="none" fo:color="#000000" loext:opacity="100%" style:font-name="system-ui" fo:font-size="12pt" fo:letter-spacing="normal" fo:font-style="normal" fo:font-weight="normal"/>
    </style:style>
    <style:page-layout style:name="Mpm1" style:page-usage="mirrored">
      <style:page-layout-properties fo:page-width="6.0701in" fo:page-height="8.5in" style:num-format="1" style:print-orientation="portrait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Genesis 1</text:span>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</meta:editing-cycles>
    <meta:creation-date>2021-11-13T21:32:55.134000000</meta:creation-date>
    <dc:date>2021-11-13T23:32:50.268000000</dc:date>
    <meta:editing-duration>PT36M27S</meta:editing-duration>
    <meta:generator>LibreOffice/7.0.2.2$Windows_X86_64 LibreOffice_project/8349ace3c3162073abd90d81fd06dcfb6b36b994</meta:generator>
    <meta:document-statistic meta:table-count="0" meta:image-count="0" meta:object-count="0" meta:page-count="7" meta:paragraph-count="12" meta:word-count="1033" meta:character-count="5673" meta:non-whitespace-character-count="4646"/>
    <meta:user-defined meta:name="AppVersion">16.0000</meta:user-defined>
    <meta:user-defined meta:name="Company">Lulu Pre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lulu-a5-interior-template.dotx" xlink:href=""/>
  </office:meta>
</office:document-meta>
</file>